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2">
      <style:table-cell-properties fo:border="0.002cm solid #000000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データ</text:p>
          </table:table-cell>
          <table:table-cell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4">
            <text:p>84</text:p>
          </table:table-cell>
        </table:table-row>
        <table:table-row table:style-name="ro1">
          <table:table-cell office:value-type="string">
            <text:p>データ数</text:p>
          </table:table-cell>
          <table:table-cell table:formula="of:= COUNTA([.B1:.E1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標本平均</text:p>
          </table:table-cell>
          <table:table-cell table:formula="of:=AVERAGE([.B1:.E1])"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偏差</text:p>
          </table:table-cell>
          <table:table-cell table:formula="of:= [.B1] - [.$B$3]" office:value-type="float" office:value="-4">
            <text:p>-4</text:p>
          </table:table-cell>
          <table:table-cell table:style-name="ce4" table:formula="of:= [.C1] - [.$B$3]" office:value-type="float" office:value="-3">
            <text:p>-3</text:p>
          </table:table-cell>
          <table:table-cell table:style-name="ce4" table:formula="of:= [.D1] - [.$B$3]" office:value-type="float" office:value="3">
            <text:p>3</text:p>
          </table:table-cell>
          <table:table-cell table:style-name="ce4" table:formula="of:= [.E1] - [.$B$3]" office:value-type="float" office:value="4">
            <text:p>4</text:p>
          </table:table-cell>
        </table:table-row>
        <table:table-row table:style-name="ro2">
          <table:table-cell office:value-type="string">
            <text:p>偏差<text:span text:style-name="T1">2</text:span></text:p>
          </table:table-cell>
          <table:table-cell table:formula="of:= POWER([.B5]; 2)" office:value-type="float" office:value="16">
            <text:p>16</text:p>
          </table:table-cell>
          <table:table-cell table:style-name="ce4" table:formula="of:= POWER([.C5]; 2)" office:value-type="float" office:value="9">
            <text:p>9</text:p>
          </table:table-cell>
          <table:table-cell table:style-name="ce4" table:formula="of:= POWER([.D5]; 2)" office:value-type="float" office:value="9">
            <text:p>9</text:p>
          </table:table-cell>
          <table:table-cell table:style-name="ce4" table:formula="of:= POWER([.E5]; 2)" office:value-type="float" office:value="16">
            <text:p>16</text:p>
          </table:table-cell>
        </table:table-row>
        <table:table-row table:style-name="ro1">
          <table:table-cell office:value-type="string">
            <text:p>合計</text:p>
          </table:table-cell>
          <table:table-cell table:formula="of:= SUM([.B6:.E6]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標本分散</text:p>
          </table:table-cell>
          <table:table-cell table:formula="of:= [.B7] / [.B2]" office:value-type="float" office:value="12.5">
            <text:p>12.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標本分散 * データ数 / σ<text:span text:style-name="T2">2</text:span>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カイ2乗分布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自由度</text:p>
          </table:table-cell>
          <table:table-cell table:formula="of:= [.B2] - 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table:number-columns-spanned="1" table:number-rows-spanned="2">
            <text:p>W</text:p>
          </table:table-cell>
          <table:table-cell table:style-name="ce1" office:value-type="string">
            <text:p>下限</text:p>
          </table:table-cell>
          <table:table-cell table:style-name="ce4" office:value-type="float" office:value="0.2157">
            <text:p>0.2157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1" office:value-type="string">
            <text:p>上限</text:p>
          </table:table-cell>
          <table:table-cell table:style-name="ce4" office:value-type="float" office:value="9.3484">
            <text:p>9.348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table:number-columns-spanned="1" table:number-rows-spanned="2">
            <text:p>σ<text:span text:style-name="T2">2</text:span></text:p>
          </table:table-cell>
          <table:table-cell table:style-name="ce1" office:value-type="string">
            <text:p>下限</text:p>
          </table:table-cell>
          <table:table-cell table:style-name="ce5" table:formula="of:= [.$B$8] * [.$B$2]/ [.C16]" office:value-type="float" office:value="5.3485088357366">
            <text:p>5.35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1" office:value-type="string">
            <text:p>上限</text:p>
          </table:table-cell>
          <table:table-cell table:style-name="ce5" table:formula="of:= [.$B$8] * [.$B$2] / [.C15]" office:value-type="float" office:value="231.803430690774">
            <text:p>231.8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2019/11/06</text:date>, <text:time>06:37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1-06T06:37:37.68</dc:date>
    <meta:editing-duration>PT1H17M32S</meta:editing-duration>
    <meta:editing-cycles>9</meta:editing-cycles>
    <meta:generator>OpenOffice/4.1.6$Win32 OpenOffice.org_project/416m1$Build-9790</meta:generator>
    <meta:document-statistic meta:table-count="1" meta:cell-count="38" meta:object-count="0"/>
  </office:meta>
</office:document-meta>
</file>